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2">Lundi 01 février :</text:p>
      <text:p text:style-name="P2">Modification des prototypes de l’IHM</text:p>
      <text:p text:style-name="P2">Modification du dossier d’analyse</text:p>
      <text:p text:style-name="P2"/>
      <text:p text:style-name="P2">Mardi 02 février :</text:p>
      <text:p text:style-name="P2">Finalisation des prototypes IHM</text:p>
      <text:p text:style-name="P3">Modification diagramme de Gantt prévisionnel</text:p>
      <text:p text:style-name="P2">Recherches BDD SQLi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2-02T11:11:01.566683340</dc:date>
    <meta:editing-duration>PT2M26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8" meta:word-count="32" meta:character-count="218" meta:non-whitespace-character-count="194"/>
  </office:meta>
</office:document-meta>
</file>